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$A$1]*[.B2]"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$A$1]*[.B3]" office:value-type="float" office:value="1320" calcext:value-type="float">
            <text:p>1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$A$1]*[.B4]" office:value-type="float" office:value="1760" calcext:value-type="float">
            <text:p>17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$A$1]*[.B5]"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$A$1]*[.B6]" office:value-type="float" office:value="2640" calcext:value-type="float">
            <text:p>26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$A$1]*[.B7]" office:value-type="float" office:value="3080" calcext:value-type="float">
            <text:p>30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$A$1]*[.B8]" office:value-type="float" office:value="3520" calcext:value-type="float">
            <text:p>35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$A$1]*[.B9]" office:value-type="float" office:value="3960" calcext:value-type="float">
            <text:p>39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$A$1]*[.B10]"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$A$1]*[.B11]" office:value-type="float" office:value="4840" calcext:value-type="float">
            <text:p>48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$A$1]*[.B12]" office:value-type="float" office:value="5280" calcext:value-type="float">
            <text:p>52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$A$1]*[.B13]" office:value-type="float" office:value="5720" calcext:value-type="float">
            <text:p>57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$A$1]*[.B14]" office:value-type="float" office:value="6160" calcext:value-type="float">
            <text:p>61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$A$1]*[.B15]" office:value-type="float" office:value="6600" calcext:value-type="float">
            <text:p>66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$A$1]*[.B16]" office:value-type="float" office:value="7040" calcext:value-type="float">
            <text:p>70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$A$1]*[.B17]" office:value-type="float" office:value="7480" calcext:value-type="float">
            <text:p>74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$A$1]*[.B18]" office:value-type="float" office:value="7920" calcext:value-type="float">
            <text:p>79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$A$1]*[.B19]" office:value-type="float" office:value="8360" calcext:value-type="float">
            <text:p>83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$A$1]*[.B20]" office:value-type="float" office:value="8800" calcext:value-type="float">
            <text:p>88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$A$1]*[.B21]" office:value-type="float" office:value="9240" calcext:value-type="float">
            <text:p>92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$A$1]*[.B22]" office:value-type="float" office:value="9680" calcext:value-type="float">
            <text:p>96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$A$1]*[.B23]" office:value-type="float" office:value="10120" calcext:value-type="float">
            <text:p>101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$A$1]*[.B24]" office:value-type="float" office:value="10560" calcext:value-type="float">
            <text:p>105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$A$1]*[.B25]" office:value-type="float" office:value="11000" calcext:value-type="float">
            <text:p>11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$A$1]*[.B26]" office:value-type="float" office:value="11440" calcext:value-type="float">
            <text:p>114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$A$1]*[.B27]" office:value-type="float" office:value="11880" calcext:value-type="float">
            <text:p>118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$A$1]*[.B28]" office:value-type="float" office:value="12320" calcext:value-type="float">
            <text:p>123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$A$1]*[.B29]" office:value-type="float" office:value="12760" calcext:value-type="float">
            <text:p>127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$A$1]*[.B30]" office:value-type="float" office:value="13200" calcext:value-type="float">
            <text:p>132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$A$1]*[.B31]" office:value-type="float" office:value="13640" calcext:value-type="float">
            <text:p>136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$A$1]*[.B32]" office:value-type="float" office:value="14080" calcext:value-type="float">
            <text:p>140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$A$1]*[.B33]" office:value-type="float" office:value="14520" calcext:value-type="float">
            <text:p>145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$A$1]*[.B34]" office:value-type="float" office:value="14960" calcext:value-type="float">
            <text:p>149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$A$1]*[.B35]" office:value-type="float" office:value="15400" calcext:value-type="float">
            <text:p>154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$A$1]*[.B36]" office:value-type="float" office:value="15840" calcext:value-type="float">
            <text:p>158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$A$1]*[.B37]" office:value-type="float" office:value="16280" calcext:value-type="float">
            <text:p>162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$A$1]*[.B38]" office:value-type="float" office:value="16720" calcext:value-type="float">
            <text:p>167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$A$1]*[.B39]" office:value-type="float" office:value="17160" calcext:value-type="float">
            <text:p>171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$A$1]*[.B40]" office:value-type="float" office:value="17600" calcext:value-type="float">
            <text:p>176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$A$1]*[.B41]" office:value-type="float" office:value="18040" calcext:value-type="float">
            <text:p>180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$A$1]*[.B42]" office:value-type="float" office:value="18480" calcext:value-type="float">
            <text:p>184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$A$1]*[.B43]" office:value-type="float" office:value="18920" calcext:value-type="float">
            <text:p>189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$A$1]*[.B44]" office:value-type="float" office:value="19360" calcext:value-type="float">
            <text:p>19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$A$1]*[.B45]" office:value-type="float" office:value="19800" calcext:value-type="float">
            <text:p>198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$A$1]*[.B46]" office:value-type="float" office:value="20240" calcext:value-type="float">
            <text:p>202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$A$1]*[.B47]" office:value-type="float" office:value="20680" calcext:value-type="float">
            <text:p>2068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$A$1]*[.B48]" office:value-type="float" office:value="21120" calcext:value-type="float">
            <text:p>211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$A$1]*[.B49]" office:value-type="float" office:value="21560" calcext:value-type="float">
            <text:p>215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$A$1]*[.B50]" office:value-type="float" office:value="22000" calcext:value-type="float">
            <text:p>22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$A$1]*[.B51]" office:value-type="float" office:value="22440" calcext:value-type="float">
            <text:p>224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$A$1]*[.B52]" office:value-type="float" office:value="22880" calcext:value-type="float">
            <text:p>228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$A$1]*[.B53]" office:value-type="float" office:value="23320" calcext:value-type="float">
            <text:p>2332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$A$1]*[.B54]" office:value-type="float" office:value="23760" calcext:value-type="float">
            <text:p>237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$A$1]*[.B55]" office:value-type="float" office:value="24200" calcext:value-type="float">
            <text:p>242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$A$1]*[.B56]" office:value-type="float" office:value="24640" calcext:value-type="float">
            <text:p>246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$A$1]*[.B57]" office:value-type="float" office:value="25080" calcext:value-type="float">
            <text:p>2508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$A$1]*[.B58]" office:value-type="float" office:value="25520" calcext:value-type="float">
            <text:p>255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$A$1]*[.B59]" office:value-type="float" office:value="25960" calcext:value-type="float">
            <text:p>259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$A$1]*[.B60]" office:value-type="float" office:value="26400" calcext:value-type="float">
            <text:p>264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$A$1]*[.B61]" office:value-type="float" office:value="26840" calcext:value-type="float">
            <text:p>268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$A$1]*[.B62]" office:value-type="float" office:value="27280" calcext:value-type="float">
            <text:p>2728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$A$1]*[.B63]" office:value-type="float" office:value="27720" calcext:value-type="float">
            <text:p>277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$A$1]*[.B64]" office:value-type="float" office:value="28160" calcext:value-type="float">
            <text:p>281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$A$1]*[.B65]" office:value-type="float" office:value="28600" calcext:value-type="float">
            <text:p>286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$A$1]*[.B66]" office:value-type="float" office:value="29040" calcext:value-type="float">
            <text:p>2904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$A$1]*[.B67]" office:value-type="float" office:value="29480" calcext:value-type="float">
            <text:p>2948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$A$1]*[.B68]" office:value-type="float" office:value="29920" calcext:value-type="float">
            <text:p>299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$A$1]*[.B69]" office:value-type="float" office:value="30360" calcext:value-type="float">
            <text:p>3036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[.$A$1]*[.B70]" office:value-type="float" office:value="30800" calcext:value-type="float">
            <text:p>308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$A$1]*[.B71]" office:value-type="float" office:value="31240" calcext:value-type="float">
            <text:p>312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$A$1]*[.B72]" office:value-type="float" office:value="31680" calcext:value-type="float">
            <text:p>316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$A$1]*[.B73]" office:value-type="float" office:value="32120" calcext:value-type="float">
            <text:p>321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$A$1]*[.B74]" office:value-type="float" office:value="32560" calcext:value-type="float">
            <text:p>325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$A$1]*[.B75]" office:value-type="float" office:value="33000" calcext:value-type="float">
            <text:p>330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$A$1]*[.B76]" office:value-type="float" office:value="33440" calcext:value-type="float">
            <text:p>334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$A$1]*[.B77]" office:value-type="float" office:value="33880" calcext:value-type="float">
            <text:p>338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$A$1]*[.B78]" office:value-type="float" office:value="34320" calcext:value-type="float">
            <text:p>343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$A$1]*[.B79]" office:value-type="float" office:value="34760" calcext:value-type="float">
            <text:p>3476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$A$1]*[.B80]" office:value-type="float" office:value="35200" calcext:value-type="float">
            <text:p>352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$A$1]*[.B81]" office:value-type="float" office:value="35640" calcext:value-type="float">
            <text:p>356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[.$A$1]*[.B82]" office:value-type="float" office:value="36080" calcext:value-type="float">
            <text:p>360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$A$1]*[.B83]" office:value-type="float" office:value="36520" calcext:value-type="float">
            <text:p>365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$A$1]*[.B84]" office:value-type="float" office:value="36960" calcext:value-type="float">
            <text:p>3696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$A$1]*[.B85]" office:value-type="float" office:value="37400" calcext:value-type="float">
            <text:p>374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$A$1]*[.B86]" office:value-type="float" office:value="37840" calcext:value-type="float">
            <text:p>378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$A$1]*[.B87]" office:value-type="float" office:value="38280" calcext:value-type="float">
            <text:p>382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$A$1]*[.B88]" office:value-type="float" office:value="38720" calcext:value-type="float">
            <text:p>387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$A$1]*[.B89]" office:value-type="float" office:value="39160" calcext:value-type="float">
            <text:p>3916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formula="of:=[.$A$1]*[.B90]" office:value-type="float" office:value="39600" calcext:value-type="float">
            <text:p>396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$A$1]*[.B91]" office:value-type="float" office:value="40040" calcext:value-type="float">
            <text:p>400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[.$A$1]*[.B92]" office:value-type="float" office:value="40480" calcext:value-type="float">
            <text:p>4048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[.$A$1]*[.B93]" office:value-type="float" office:value="40920" calcext:value-type="float">
            <text:p>409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[.$A$1]*[.B94]" office:value-type="float" office:value="41360" calcext:value-type="float">
            <text:p>4136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$A$1]*[.B95]" office:value-type="float" office:value="41800" calcext:value-type="float">
            <text:p>418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$A$1]*[.B96]" office:value-type="float" office:value="42240" calcext:value-type="float">
            <text:p>4224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$A$1]*[.B97]" office:value-type="float" office:value="42680" calcext:value-type="float">
            <text:p>4268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[.$A$1]*[.B98]" office:value-type="float" office:value="43120" calcext:value-type="float">
            <text:p>431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$A$1]*[.B99]" office:value-type="float" office:value="43560" calcext:value-type="float">
            <text:p>435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$A$1]*[.B100]" office:value-type="float" office:value="44000" calcext:value-type="float">
            <text:p>44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$A$1]*[.B101]" office:value-type="float" office:value="44440" calcext:value-type="float">
            <text:p>444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$A$1]*[.B102]" office:value-type="float" office:value="44880" calcext:value-type="float">
            <text:p>4488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$A$1]*[.B103]" office:value-type="float" office:value="45320" calcext:value-type="float">
            <text:p>453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$A$1]*[.B104]" office:value-type="float" office:value="45760" calcext:value-type="float">
            <text:p>4576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$A$1]*[.B105]" office:value-type="float" office:value="46200" calcext:value-type="float">
            <text:p>462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$A$1]*[.B106]" office:value-type="float" office:value="46640" calcext:value-type="float">
            <text:p>4664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$A$1]*[.B107]" office:value-type="float" office:value="47080" calcext:value-type="float">
            <text:p>4708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[.$A$1]*[.B108]" office:value-type="float" office:value="47520" calcext:value-type="float">
            <text:p>475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$A$1]*[.B109]" office:value-type="float" office:value="47960" calcext:value-type="float">
            <text:p>4796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$A$1]*[.B110]" office:value-type="float" office:value="48400" calcext:value-type="float">
            <text:p>484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$A$1]*[.B111]" office:value-type="float" office:value="48840" calcext:value-type="float">
            <text:p>4884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$A$1]*[.B112]" office:value-type="float" office:value="49280" calcext:value-type="float">
            <text:p>4928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$A$1]*[.B113]" office:value-type="float" office:value="49720" calcext:value-type="float">
            <text:p>4972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$A$1]*[.B114]" office:value-type="float" office:value="50160" calcext:value-type="float">
            <text:p>501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$A$1]*[.B115]" office:value-type="float" office:value="50600" calcext:value-type="float">
            <text:p>506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$A$1]*[.B116]" office:value-type="float" office:value="51040" calcext:value-type="float">
            <text:p>5104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$A$1]*[.B117]" office:value-type="float" office:value="51480" calcext:value-type="float">
            <text:p>5148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$A$1]*[.B118]" office:value-type="float" office:value="51920" calcext:value-type="float">
            <text:p>519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$A$1]*[.B119]" office:value-type="float" office:value="52360" calcext:value-type="float">
            <text:p>5236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$A$1]*[.B120]" office:value-type="float" office:value="52800" calcext:value-type="float">
            <text:p>528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$A$1]*[.B121]" office:value-type="float" office:value="53240" calcext:value-type="float">
            <text:p>5324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$A$1]*[.B122]" office:value-type="float" office:value="53680" calcext:value-type="float">
            <text:p>5368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$A$1]*[.B123]" office:value-type="float" office:value="54120" calcext:value-type="float">
            <text:p>541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$A$1]*[.B124]" office:value-type="float" office:value="54560" calcext:value-type="float">
            <text:p>5456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$A$1]*[.B125]" office:value-type="float" office:value="55000" calcext:value-type="float">
            <text:p>550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$A$1]*[.B126]" office:value-type="float" office:value="55440" calcext:value-type="float">
            <text:p>5544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$A$1]*[.B127]" office:value-type="float" office:value="55880" calcext:value-type="float">
            <text:p>5588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[.$A$1]*[.B128]" office:value-type="float" office:value="56320" calcext:value-type="float">
            <text:p>563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$A$1]*[.B129]" office:value-type="float" office:value="56760" calcext:value-type="float">
            <text:p>567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$A$1]*[.B130]" office:value-type="float" office:value="57200" calcext:value-type="float">
            <text:p>572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$A$1]*[.B131]" office:value-type="float" office:value="57640" calcext:value-type="float">
            <text:p>576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$A$1]*[.B132]" office:value-type="float" office:value="58080" calcext:value-type="float">
            <text:p>5808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$A$1]*[.B133]" office:value-type="float" office:value="58520" calcext:value-type="float">
            <text:p>5852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[.$A$1]*[.B134]" office:value-type="float" office:value="58960" calcext:value-type="float">
            <text:p>5896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[.$A$1]*[.B135]" office:value-type="float" office:value="59400" calcext:value-type="float">
            <text:p>594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$A$1]*[.B136]" office:value-type="float" office:value="59840" calcext:value-type="float">
            <text:p>5984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$A$1]*[.B137]" office:value-type="float" office:value="60280" calcext:value-type="float">
            <text:p>6028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[.$A$1]*[.B138]" office:value-type="float" office:value="60720" calcext:value-type="float">
            <text:p>6072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[.$A$1]*[.B139]" office:value-type="float" office:value="61160" calcext:value-type="float">
            <text:p>6116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$A$1]*[.B140]" office:value-type="float" office:value="61600" calcext:value-type="float">
            <text:p>616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$A$1]*[.B141]" office:value-type="float" office:value="62040" calcext:value-type="float">
            <text:p>620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$A$1]*[.B142]" office:value-type="float" office:value="62480" calcext:value-type="float">
            <text:p>6248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$A$1]*[.B143]" office:value-type="float" office:value="62920" calcext:value-type="float">
            <text:p>6292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$A$1]*[.B144]" office:value-type="float" office:value="63360" calcext:value-type="float">
            <text:p>6336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$A$1]*[.B145]" office:value-type="float" office:value="63800" calcext:value-type="float">
            <text:p>638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$A$1]*[.B146]" office:value-type="float" office:value="64240" calcext:value-type="float">
            <text:p>642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$A$1]*[.B147]" office:value-type="float" office:value="64680" calcext:value-type="float">
            <text:p>6468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$A$1]*[.B148]" office:value-type="float" office:value="65120" calcext:value-type="float">
            <text:p>6512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$A$1]*[.B149]" office:value-type="float" office:value="65560" calcext:value-type="float">
            <text:p>6556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$A$1]*[.B150]" office:value-type="float" office:value="66000" calcext:value-type="float">
            <text:p>660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$A$1]*[.B151]" office:value-type="float" office:value="66440" calcext:value-type="float">
            <text:p>6644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$A$1]*[.B152]" office:value-type="float" office:value="66880" calcext:value-type="float">
            <text:p>668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$A$1]*[.B153]" office:value-type="float" office:value="67320" calcext:value-type="float">
            <text:p>6732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$A$1]*[.B154]" office:value-type="float" office:value="67760" calcext:value-type="float">
            <text:p>6776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$A$1]*[.B155]" office:value-type="float" office:value="68200" calcext:value-type="float">
            <text:p>682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$A$1]*[.B156]" office:value-type="float" office:value="68640" calcext:value-type="float">
            <text:p>6864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$A$1]*[.B157]" office:value-type="float" office:value="69080" calcext:value-type="float">
            <text:p>6908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$A$1]*[.B158]" office:value-type="float" office:value="69520" calcext:value-type="float">
            <text:p>6952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$A$1]*[.B159]" office:value-type="float" office:value="69960" calcext:value-type="float">
            <text:p>6996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$A$1]*[.B160]" office:value-type="float" office:value="70400" calcext:value-type="float">
            <text:p>704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$A$1]*[.B161]" office:value-type="float" office:value="70840" calcext:value-type="float">
            <text:p>708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$A$1]*[.B162]" office:value-type="float" office:value="71280" calcext:value-type="float">
            <text:p>7128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$A$1]*[.B163]" office:value-type="float" office:value="71720" calcext:value-type="float">
            <text:p>7172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$A$1]*[.B164]" office:value-type="float" office:value="72160" calcext:value-type="float">
            <text:p>7216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$A$1]*[.B165]" office:value-type="float" office:value="72600" calcext:value-type="float">
            <text:p>726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$A$1]*[.B166]" office:value-type="float" office:value="73040" calcext:value-type="float">
            <text:p>7304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$A$1]*[.B167]" office:value-type="float" office:value="73480" calcext:value-type="float">
            <text:p>7348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$A$1]*[.B168]" office:value-type="float" office:value="73920" calcext:value-type="float">
            <text:p>739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$A$1]*[.B169]" office:value-type="float" office:value="74360" calcext:value-type="float">
            <text:p>7436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$A$1]*[.B170]" office:value-type="float" office:value="74800" calcext:value-type="float">
            <text:p>748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$A$1]*[.B171]" office:value-type="float" office:value="75240" calcext:value-type="float">
            <text:p>7524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$A$1]*[.B172]" office:value-type="float" office:value="75680" calcext:value-type="float">
            <text:p>756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$A$1]*[.B173]" office:value-type="float" office:value="76120" calcext:value-type="float">
            <text:p>7612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$A$1]*[.B174]" office:value-type="float" office:value="76560" calcext:value-type="float">
            <text:p>7656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$A$1]*[.B175]" office:value-type="float" office:value="77000" calcext:value-type="float">
            <text:p>770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$A$1]*[.B176]" office:value-type="float" office:value="77440" calcext:value-type="float">
            <text:p>7744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$A$1]*[.B177]" office:value-type="float" office:value="77880" calcext:value-type="float">
            <text:p>7788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$A$1]*[.B178]" office:value-type="float" office:value="78320" calcext:value-type="float">
            <text:p>7832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$A$1]*[.B179]" office:value-type="float" office:value="78760" calcext:value-type="float">
            <text:p>7876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$A$1]*[.B180]" office:value-type="float" office:value="79200" calcext:value-type="float">
            <text:p>792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$A$1]*[.B181]" office:value-type="float" office:value="79640" calcext:value-type="float">
            <text:p>7964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$A$1]*[.B182]" office:value-type="float" office:value="80080" calcext:value-type="float">
            <text:p>8008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$A$1]*[.B183]" office:value-type="float" office:value="80520" calcext:value-type="float">
            <text:p>8052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$A$1]*[.B184]" office:value-type="float" office:value="80960" calcext:value-type="float">
            <text:p>8096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$A$1]*[.B185]" office:value-type="float" office:value="81400" calcext:value-type="float">
            <text:p>814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$A$1]*[.B186]" office:value-type="float" office:value="81840" calcext:value-type="float">
            <text:p>8184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$A$1]*[.B187]" office:value-type="float" office:value="82280" calcext:value-type="float">
            <text:p>8228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$A$1]*[.B188]" office:value-type="float" office:value="82720" calcext:value-type="float">
            <text:p>8272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$A$1]*[.B189]" office:value-type="float" office:value="83160" calcext:value-type="float">
            <text:p>8316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[.$A$1]*[.B190]" office:value-type="float" office:value="83600" calcext:value-type="float">
            <text:p>836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$A$1]*[.B191]" office:value-type="float" office:value="84040" calcext:value-type="float">
            <text:p>8404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$A$1]*[.B192]" office:value-type="float" office:value="84480" calcext:value-type="float">
            <text:p>8448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$A$1]*[.B193]" office:value-type="float" office:value="84920" calcext:value-type="float">
            <text:p>8492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$A$1]*[.B194]" office:value-type="float" office:value="85360" calcext:value-type="float">
            <text:p>8536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[.$A$1]*[.B195]" office:value-type="float" office:value="85800" calcext:value-type="float">
            <text:p>858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$A$1]*[.B196]" office:value-type="float" office:value="86240" calcext:value-type="float">
            <text:p>8624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[.$A$1]*[.B197]" office:value-type="float" office:value="86680" calcext:value-type="float">
            <text:p>8668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formula="of:=[.$A$1]*[.B198]" office:value-type="float" office:value="87120" calcext:value-type="float">
            <text:p>8712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$A$1]*[.B199]" office:value-type="float" office:value="87560" calcext:value-type="float">
            <text:p>875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$A$1]*[.B200]" office:value-type="float" office:value="88000" calcext:value-type="float">
            <text:p>88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$A$1]*[.B201]" office:value-type="float" office:value="88440" calcext:value-type="float">
            <text:p>884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[.$A$1]*[.B202]" office:value-type="float" office:value="88880" calcext:value-type="float">
            <text:p>8888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[.$A$1]*[.B203]" office:value-type="float" office:value="89320" calcext:value-type="float">
            <text:p>8932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formula="of:=[.$A$1]*[.B204]" office:value-type="float" office:value="89760" calcext:value-type="float">
            <text:p>8976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[.$A$1]*[.B205]" office:value-type="float" office:value="90200" calcext:value-type="float">
            <text:p>9020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[.$A$1]*[.B206]" office:value-type="float" office:value="90640" calcext:value-type="float">
            <text:p>9064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[.$A$1]*[.B207]" office:value-type="float" office:value="91080" calcext:value-type="float">
            <text:p>9108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[.$A$1]*[.B208]" office:value-type="float" office:value="91520" calcext:value-type="float">
            <text:p>9152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formula="of:=[.$A$1]*[.B209]" office:value-type="float" office:value="91960" calcext:value-type="float">
            <text:p>9196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formula="of:=[.$A$1]*[.B210]" office:value-type="float" office:value="92400" calcext:value-type="float">
            <text:p>924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formula="of:=[.$A$1]*[.B211]" office:value-type="float" office:value="92840" calcext:value-type="float">
            <text:p>9284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formula="of:=[.$A$1]*[.B212]" office:value-type="float" office:value="93280" calcext:value-type="float">
            <text:p>9328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formula="of:=[.$A$1]*[.B213]" office:value-type="float" office:value="93720" calcext:value-type="float">
            <text:p>9372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formula="of:=[.$A$1]*[.B214]" office:value-type="float" office:value="94160" calcext:value-type="float">
            <text:p>9416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formula="of:=[.$A$1]*[.B215]" office:value-type="float" office:value="94600" calcext:value-type="float">
            <text:p>9460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formula="of:=[.$A$1]*[.B216]" office:value-type="float" office:value="95040" calcext:value-type="float">
            <text:p>9504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formula="of:=[.$A$1]*[.B217]" office:value-type="float" office:value="95480" calcext:value-type="float">
            <text:p>9548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formula="of:=[.$A$1]*[.B218]" office:value-type="float" office:value="95920" calcext:value-type="float">
            <text:p>9592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formula="of:=[.$A$1]*[.B219]" office:value-type="float" office:value="96360" calcext:value-type="float">
            <text:p>9636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formula="of:=[.$A$1]*[.B220]" office:value-type="float" office:value="96800" calcext:value-type="float">
            <text:p>968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formula="of:=[.$A$1]*[.B221]" office:value-type="float" office:value="97240" calcext:value-type="float">
            <text:p>9724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formula="of:=[.$A$1]*[.B222]" office:value-type="float" office:value="97680" calcext:value-type="float">
            <text:p>9768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formula="of:=[.$A$1]*[.B223]" office:value-type="float" office:value="98120" calcext:value-type="float">
            <text:p>981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formula="of:=[.$A$1]*[.B224]" office:value-type="float" office:value="98560" calcext:value-type="float">
            <text:p>9856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formula="of:=[.$A$1]*[.B225]" office:value-type="float" office:value="99000" calcext:value-type="float">
            <text:p>9900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formula="of:=[.$A$1]*[.B226]" office:value-type="float" office:value="99440" calcext:value-type="float">
            <text:p>9944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formula="of:=[.$A$1]*[.B227]" office:value-type="float" office:value="99880" calcext:value-type="float">
            <text:p>9988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formula="of:=[.$A$1]*[.B228]" office:value-type="float" office:value="100320" calcext:value-type="float">
            <text:p>10032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formula="of:=[.$A$1]*[.B229]" office:value-type="float" office:value="100760" calcext:value-type="float">
            <text:p>10076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formula="of:=[.$A$1]*[.B230]" office:value-type="float" office:value="101200" calcext:value-type="float">
            <text:p>10120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formula="of:=[.$A$1]*[.B231]" office:value-type="float" office:value="101640" calcext:value-type="float">
            <text:p>10164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formula="of:=[.$A$1]*[.B232]" office:value-type="float" office:value="102080" calcext:value-type="float">
            <text:p>10208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formula="of:=[.$A$1]*[.B233]" office:value-type="float" office:value="102520" calcext:value-type="float">
            <text:p>10252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formula="of:=[.$A$1]*[.B234]" office:value-type="float" office:value="102960" calcext:value-type="float">
            <text:p>10296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formula="of:=[.$A$1]*[.B235]" office:value-type="float" office:value="103400" calcext:value-type="float">
            <text:p>10340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formula="of:=[.$A$1]*[.B236]" office:value-type="float" office:value="103840" calcext:value-type="float">
            <text:p>10384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formula="of:=[.$A$1]*[.B237]" office:value-type="float" office:value="104280" calcext:value-type="float">
            <text:p>10428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formula="of:=[.$A$1]*[.B238]" office:value-type="float" office:value="104720" calcext:value-type="float">
            <text:p>10472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formula="of:=[.$A$1]*[.B239]" office:value-type="float" office:value="105160" calcext:value-type="float">
            <text:p>10516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formula="of:=[.$A$1]*[.B240]" office:value-type="float" office:value="105600" calcext:value-type="float">
            <text:p>1056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formula="of:=[.$A$1]*[.B241]" office:value-type="float" office:value="106040" calcext:value-type="float">
            <text:p>10604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formula="of:=[.$A$1]*[.B242]" office:value-type="float" office:value="106480" calcext:value-type="float">
            <text:p>10648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formula="of:=[.$A$1]*[.B243]" office:value-type="float" office:value="106920" calcext:value-type="float">
            <text:p>10692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formula="of:=[.$A$1]*[.B244]" office:value-type="float" office:value="107360" calcext:value-type="float">
            <text:p>10736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formula="of:=[.$A$1]*[.B245]" office:value-type="float" office:value="107800" calcext:value-type="float">
            <text:p>10780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formula="of:=[.$A$1]*[.B246]" office:value-type="float" office:value="108240" calcext:value-type="float">
            <text:p>10824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formula="of:=[.$A$1]*[.B247]" office:value-type="float" office:value="108680" calcext:value-type="float">
            <text:p>10868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formula="of:=[.$A$1]*[.B248]" office:value-type="float" office:value="109120" calcext:value-type="float">
            <text:p>10912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formula="of:=[.$A$1]*[.B249]" office:value-type="float" office:value="109560" calcext:value-type="float">
            <text:p>10956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formula="of:=[.$A$1]*[.B250]" office:value-type="float" office:value="110000" calcext:value-type="float">
            <text:p>1100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formula="of:=[.$A$1]*[.B251]" office:value-type="float" office:value="110440" calcext:value-type="float">
            <text:p>11044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formula="of:=[.$A$1]*[.B252]" office:value-type="float" office:value="110880" calcext:value-type="float">
            <text:p>11088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formula="of:=[.$A$1]*[.B253]" office:value-type="float" office:value="111320" calcext:value-type="float">
            <text:p>11132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formula="of:=[.$A$1]*[.B254]" office:value-type="float" office:value="111760" calcext:value-type="float">
            <text:p>11176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formula="of:=[.$A$1]*[.B255]" office:value-type="float" office:value="112200" calcext:value-type="float">
            <text:p>112200</text:p>
          </table:table-cell>
          <table:table-cell office:value-type="float" office:value="255" calcext:value-type="float">
            <text:p>255</text:p>
          </table:table-cell>
        </table:table-row>
      </table:table>
      <table:table table:name="Sheet2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ROUND(ABS([.H2]-[.H1])/[.H2];3)" office:value-type="float" office:value="0.056" calcext:value-type="float">
            <text:p>0.056</text:p>
          </table:table-cell>
          <table:table-cell office:value-type="float" office:value="16.35" calcext:value-type="float">
            <text:p>16.3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 office:value-type="float" office:value="2109.89" calcext:value-type="float">
            <text:p>2109.89</text:p>
          </table:table-cell>
        </table:table-row>
        <table:table-row table:style-name="ro1">
          <table:table-cell office:value-type="string" calcext:value-type="string">
            <text:p> C#0 </text:p>
          </table:table-cell>
          <table:table-cell office:value-type="float" office:value="17.32" calcext:value-type="float">
            <text:p>17.3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 C#</text:p>
          </table:table-cell>
          <table:table-cell office:value-type="float" office:value="0" calcext:value-type="float">
            <text:p>0</text:p>
          </table:table-cell>
          <table:table-cell table:formula="of:=ROUND(ABS([.H3]-[.H2])/[.H3];3)" office:value-type="float" office:value="0.056" calcext:value-type="float">
            <text:p>0.056</text:p>
          </table:table-cell>
          <table:table-cell office:value-type="float" office:value="17.32" calcext:value-type="float">
            <text:p>17.3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.32</text:p>
          </table:table-cell>
          <table:table-cell office:value-type="float" office:value="1991.47" calcext:value-type="float">
            <text:p>1991.47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ROUND(ABS([.H4]-[.H3])/[.H4];4)" office:value-type="float" office:value="0.0566" calcext:value-type="float">
            <text:p>0.0566</text:p>
          </table:table-cell>
          <table:table-cell office:value-type="float" office:value="18.35" calcext:value-type="float">
            <text:p>18.3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 office:value-type="float" office:value="1879.69" calcext:value-type="float">
            <text:p>1879.69</text:p>
          </table:table-cell>
        </table:table-row>
        <table:table-row table:style-name="ro1">
          <table:table-cell office:value-type="string" calcext:value-type="string">
            <text:p> Eb0 </text:p>
          </table:table-cell>
          <table:table-cell office:value-type="float" office:value="19.45" calcext:value-type="float">
            <text:p>19.4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 Eb</text:p>
          </table:table-cell>
          <table:table-cell office:value-type="float" office:value="0" calcext:value-type="float">
            <text:p>0</text:p>
          </table:table-cell>
          <table:table-cell table:formula="of:=ROUND(ABS([.H5]-[.H4])/[.H5];3)" office:value-type="float" office:value="0.056" calcext:value-type="float">
            <text:p>0.056</text:p>
          </table:table-cell>
          <table:table-cell office:value-type="float" office:value="19.45" calcext:value-type="float">
            <text:p>19.4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.45</text:p>
          </table:table-cell>
          <table:table-cell office:value-type="float" office:value="1774.2" calcext:value-type="float">
            <text:p>1774.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ROUND(ABS([.H6]-[.H5])/[.H6];3)" office:value-type="float" office:value="0.056" calcext:value-type="float">
            <text:p>0.056</text:p>
          </table:table-cell>
          <table:table-cell office:value-type="float" office:value="20.6" calcext:value-type="float">
            <text:p>20.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 office:value-type="float" office:value="1674.62" calcext:value-type="float">
            <text:p>1674.62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ROUND(ABS([.H7]-[.H6])/[.H7];3)" office:value-type="float" office:value="0.056" calcext:value-type="float">
            <text:p>0.056</text:p>
          </table:table-cell>
          <table:table-cell office:value-type="float" office:value="21.83" calcext:value-type="float">
            <text:p>21.8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 office:value-type="float" office:value="1580.63" calcext:value-type="float">
            <text:p>1580.63</text:p>
          </table:table-cell>
        </table:table-row>
        <table:table-row table:style-name="ro1">
          <table:table-cell office:value-type="string" calcext:value-type="string">
            <text:p> F#0 </text:p>
          </table:table-cell>
          <table:table-cell office:value-type="float" office:value="23.12" calcext:value-type="float">
            <text:p>23.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 F#</text:p>
          </table:table-cell>
          <table:table-cell office:value-type="float" office:value="0" calcext:value-type="float">
            <text:p>0</text:p>
          </table:table-cell>
          <table:table-cell table:formula="of:=ROUND(ABS([.H8]-[.H7])/[.H8];3)" office:value-type="float" office:value="0.056" calcext:value-type="float">
            <text:p>0.056</text:p>
          </table:table-cell>
          <table:table-cell office:value-type="float" office:value="23.12" calcext:value-type="float">
            <text:p>23.1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 F#0/Gb0 </text:p>
          </table:table-cell>
          <table:table-cell office:value-type="float" office:value="23.12" calcext:value-type="float">
            <text:p>23.12</text:p>
          </table:table-cell>
          <table:table-cell office:value-type="float" office:value="1491.91" calcext:value-type="float">
            <text:p>1491.91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ROUND(ABS([.H9]-[.H8])/[.H9];3)" office:value-type="float" office:value="0.056" calcext:value-type="float">
            <text:p>0.056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 office:value-type="float" office:value="1408.18" calcext:value-type="float">
            <text:p>1408.18</text:p>
          </table:table-cell>
        </table:table-row>
        <table:table-row table:style-name="ro1">
          <table:table-cell office:value-type="string" calcext:value-type="string">
            <text:p> G#0 </text:p>
          </table:table-cell>
          <table:table-cell office:value-type="float" office:value="25.96" calcext:value-type="float">
            <text:p>25.9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 G#</text:p>
          </table:table-cell>
          <table:table-cell office:value-type="float" office:value="0" calcext:value-type="float">
            <text:p>0</text:p>
          </table:table-cell>
          <table:table-cell table:formula="of:=ROUND(ABS([.H10]-[.H9])/[.H10];3)" office:value-type="float" office:value="0.056" calcext:value-type="float">
            <text:p>0.056</text:p>
          </table:table-cell>
          <table:table-cell office:value-type="float" office:value="25.96" calcext:value-type="float">
            <text:p>25.9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.96</text:p>
          </table:table-cell>
          <table:table-cell office:value-type="float" office:value="1329.14" calcext:value-type="float">
            <text:p>1329.14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ROUND(ABS([.H11]-[.H10])/[.H11];3)" office:value-type="float" office:value="0.056" calcext:value-type="float">
            <text:p>0.056</text:p>
          </table:table-cell>
          <table:table-cell office:value-type="float" office:value="27.5" calcext:value-type="float">
            <text:p>27.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 office:value-type="float" office:value="1254.55" calcext:value-type="float">
            <text:p>1254.55</text:p>
          </table:table-cell>
        </table:table-row>
        <table:table-row table:style-name="ro1">
          <table:table-cell office:value-type="string" calcext:value-type="string">
            <text:p> Bb0 </text:p>
          </table:table-cell>
          <table:table-cell office:value-type="float" office:value="29.14" calcext:value-type="float">
            <text:p>29.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 Bb</text:p>
          </table:table-cell>
          <table:table-cell office:value-type="float" office:value="0" calcext:value-type="float">
            <text:p>0</text:p>
          </table:table-cell>
          <table:table-cell table:formula="of:=ROUND(ABS([.H12]-[.H11])/[.H12];3)" office:value-type="float" office:value="0.056" calcext:value-type="float">
            <text:p>0.056</text:p>
          </table:table-cell>
          <table:table-cell office:value-type="float" office:value="29.14" calcext:value-type="float">
            <text:p>29.14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.14</text:p>
          </table:table-cell>
          <table:table-cell office:value-type="float" office:value="1184.13" calcext:value-type="float">
            <text:p>1184.13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ROUND(ABS([.H13]-[.H12])/[.H13];3)" office:value-type="float" office:value="0.056" calcext:value-type="float">
            <text:p>0.056</text:p>
          </table:table-cell>
          <table:table-cell office:value-type="float" office:value="30.87" calcext:value-type="float">
            <text:p>30.8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 office:value-type="float" office:value="1117.67" calcext:value-type="float">
            <text:p>1117.6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ROUND(ABS([.H14]-[.H13])/[.H14];3)" office:value-type="float" office:value="0.056" calcext:value-type="float">
            <text:p>0.056</text:p>
          </table:table-cell>
          <table:table-cell office:value-type="float" office:value="32.7" calcext:value-type="float">
            <text:p>32.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 office:value-type="float" office:value="1054.94" calcext:value-type="float">
            <text:p>1054.94</text:p>
          </table:table-cell>
        </table:table-row>
        <table:table-row table:style-name="ro1">
          <table:table-cell office:value-type="string" calcext:value-type="string">
            <text:p> C#1 </text:p>
          </table:table-cell>
          <table:table-cell office:value-type="float" office:value="34.65" calcext:value-type="float">
            <text:p>34.6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 C#</text:p>
          </table:table-cell>
          <table:table-cell office:value-type="float" office:value="1" calcext:value-type="float">
            <text:p>1</text:p>
          </table:table-cell>
          <table:table-cell table:formula="of:=ROUND(ABS([.H15]-[.H14])/[.H15];3)" office:value-type="float" office:value="0.056" calcext:value-type="float">
            <text:p>0.056</text:p>
          </table:table-cell>
          <table:table-cell office:value-type="float" office:value="34.65" calcext:value-type="float">
            <text:p>34.6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.65</text:p>
          </table:table-cell>
          <table:table-cell office:value-type="float" office:value="995.73" calcext:value-type="float">
            <text:p>995.7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ROUND(ABS([.H16]-[.H15])/[.H16];3)" office:value-type="float" office:value="0.056" calcext:value-type="float">
            <text:p>0.056</text:p>
          </table:table-cell>
          <table:table-cell office:value-type="float" office:value="36.71" calcext:value-type="float">
            <text:p>36.7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 office:value-type="float" office:value="939.85" calcext:value-type="float">
            <text:p>939.85</text:p>
          </table:table-cell>
        </table:table-row>
        <table:table-row table:style-name="ro1">
          <table:table-cell office:value-type="string" calcext:value-type="string">
            <text:p>Eb1 </text:p>
          </table:table-cell>
          <table:table-cell office:value-type="float" office:value="38.89" calcext:value-type="float">
            <text:p>38.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 Eb</text:p>
          </table:table-cell>
          <table:table-cell office:value-type="float" office:value="1" calcext:value-type="float">
            <text:p>1</text:p>
          </table:table-cell>
          <table:table-cell table:formula="of:=ROUND(ABS([.H17]-[.H16])/[.H17];3)" office:value-type="float" office:value="0.056" calcext:value-type="float">
            <text:p>0.056</text:p>
          </table:table-cell>
          <table:table-cell office:value-type="float" office:value="38.89" calcext:value-type="float">
            <text:p>38.8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.89</text:p>
          </table:table-cell>
          <table:table-cell office:value-type="float" office:value="887.1" calcext:value-type="float">
            <text:p>887.1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ROUND(ABS([.H18]-[.H17])/[.H18];3)" office:value-type="float" office:value="0.056" calcext:value-type="float">
            <text:p>0.056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 office:value-type="float" office:value="837.31" calcext:value-type="float">
            <text:p>837.3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ROUND(ABS([.H19]-[.H18])/[.H19];3)" office:value-type="float" office:value="0.056" calcext:value-type="float">
            <text:p>0.056</text:p>
          </table:table-cell>
          <table:table-cell office:value-type="float" office:value="43.65" calcext:value-type="float">
            <text:p>43.6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 office:value-type="float" office:value="790.31" calcext:value-type="float">
            <text:p>790.31</text:p>
          </table:table-cell>
        </table:table-row>
        <table:table-row table:style-name="ro1">
          <table:table-cell office:value-type="string" calcext:value-type="string">
            <text:p> F#1 </text:p>
          </table:table-cell>
          <table:table-cell office:value-type="float" office:value="46.25" calcext:value-type="float">
            <text:p>46.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 F#</text:p>
          </table:table-cell>
          <table:table-cell office:value-type="float" office:value="1" calcext:value-type="float">
            <text:p>1</text:p>
          </table:table-cell>
          <table:table-cell table:formula="of:=ROUND(ABS([.H20]-[.H19])/[.H20];3)" office:value-type="float" office:value="0.056" calcext:value-type="float">
            <text:p>0.056</text:p>
          </table:table-cell>
          <table:table-cell office:value-type="float" office:value="46.25" calcext:value-type="float">
            <text:p>46.2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.25</text:p>
          </table:table-cell>
          <table:table-cell office:value-type="float" office:value="745.96" calcext:value-type="float">
            <text:p>745.96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ROUND(ABS([.H21]-[.H20])/[.H21];3)" office:value-type="float" office:value="0.056" calcext:value-type="float">
            <text:p>0.05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office:value-type="float" office:value="704.09" calcext:value-type="float">
            <text:p>704.09</text:p>
          </table:table-cell>
        </table:table-row>
        <table:table-row table:style-name="ro1">
          <table:table-cell office:value-type="string" calcext:value-type="string">
            <text:p> G#1</text:p>
          </table:table-cell>
          <table:table-cell office:value-type="float" office:value="51.91" calcext:value-type="float">
            <text:p>51.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 G#</text:p>
          </table:table-cell>
          <table:table-cell office:value-type="float" office:value="1" calcext:value-type="float">
            <text:p>1</text:p>
          </table:table-cell>
          <table:table-cell table:formula="of:=ROUND(ABS([.H22]-[.H21])/[.H22];3)" office:value-type="float" office:value="0.056" calcext:value-type="float">
            <text:p>0.056</text:p>
          </table:table-cell>
          <table:table-cell office:value-type="float" office:value="51.91" calcext:value-type="float">
            <text:p>51.9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.91</text:p>
          </table:table-cell>
          <table:table-cell office:value-type="float" office:value="664.57" calcext:value-type="float">
            <text:p>664.57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ROUND(ABS([.H23]-[.H22])/[.H23];3)" office:value-type="float" office:value="0.056" calcext:value-type="float">
            <text:p>0.05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office:value-type="float" office:value="627.27" calcext:value-type="float">
            <text:p>627.27</text:p>
          </table:table-cell>
        </table:table-row>
        <table:table-row table:style-name="ro1">
          <table:table-cell office:value-type="string" calcext:value-type="string">
            <text:p>Bb1 </text:p>
          </table:table-cell>
          <table:table-cell office:value-type="float" office:value="58.27" calcext:value-type="float">
            <text:p>58.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 Bb</text:p>
          </table:table-cell>
          <table:table-cell office:value-type="float" office:value="1" calcext:value-type="float">
            <text:p>1</text:p>
          </table:table-cell>
          <table:table-cell table:formula="of:=ROUND(ABS([.H24]-[.H23])/[.H24];3)" office:value-type="float" office:value="0.056" calcext:value-type="float">
            <text:p>0.056</text:p>
          </table:table-cell>
          <table:table-cell office:value-type="float" office:value="58.27" calcext:value-type="float">
            <text:p>58.2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.27</text:p>
          </table:table-cell>
          <table:table-cell office:value-type="float" office:value="592.07" calcext:value-type="float">
            <text:p>592.07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ROUND(ABS([.H25]-[.H24])/[.H25];3)" office:value-type="float" office:value="0.056" calcext:value-type="float">
            <text:p>0.056</text:p>
          </table:table-cell>
          <table:table-cell office:value-type="float" office:value="61.74" calcext:value-type="float">
            <text:p>61.74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 office:value-type="float" office:value="558.84" calcext:value-type="float">
            <text:p>558.8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ROUND(ABS([.H26]-[.H25])/[.H26];3)" office:value-type="float" office:value="0.056" calcext:value-type="float">
            <text:p>0.056</text:p>
          </table:table-cell>
          <table:table-cell office:value-type="float" office:value="65.41" calcext:value-type="float">
            <text:p>65.4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 office:value-type="float" office:value="527.47" calcext:value-type="float">
            <text:p>527.47</text:p>
          </table:table-cell>
        </table:table-row>
        <table:table-row table:style-name="ro1">
          <table:table-cell office:value-type="string" calcext:value-type="string">
            <text:p> C#2</text:p>
          </table:table-cell>
          <table:table-cell office:value-type="float" office:value="69.3" calcext:value-type="float">
            <text:p>69.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 C#</text:p>
          </table:table-cell>
          <table:table-cell office:value-type="float" office:value="2" calcext:value-type="float">
            <text:p>2</text:p>
          </table:table-cell>
          <table:table-cell table:formula="of:=ROUND(ABS([.H27]-[.H26])/[.H27];3)" office:value-type="float" office:value="0.056" calcext:value-type="float">
            <text:p>0.056</text:p>
          </table:table-cell>
          <table:table-cell office:value-type="float" office:value="69.3" calcext:value-type="float">
            <text:p>69.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.3</text:p>
          </table:table-cell>
          <table:table-cell office:value-type="float" office:value="497.87" calcext:value-type="float">
            <text:p>497.87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ROUND(ABS([.H28]-[.H27])/[.H28];3)" office:value-type="float" office:value="0.056" calcext:value-type="float">
            <text:p>0.056</text:p>
          </table:table-cell>
          <table:table-cell office:value-type="float" office:value="73.42" calcext:value-type="float">
            <text:p>73.4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 office:value-type="float" office:value="469.92" calcext:value-type="float">
            <text:p>469.92</text:p>
          </table:table-cell>
        </table:table-row>
        <table:table-row table:style-name="ro1">
          <table:table-cell office:value-type="string" calcext:value-type="string">
            <text:p>Eb2 </text:p>
          </table:table-cell>
          <table:table-cell office:value-type="float" office:value="77.78" calcext:value-type="float">
            <text:p>77.7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 Eb</text:p>
          </table:table-cell>
          <table:table-cell office:value-type="float" office:value="2" calcext:value-type="float">
            <text:p>2</text:p>
          </table:table-cell>
          <table:table-cell table:formula="of:=ROUND(ABS([.H29]-[.H28])/[.H29];3)" office:value-type="float" office:value="0.056" calcext:value-type="float">
            <text:p>0.056</text:p>
          </table:table-cell>
          <table:table-cell office:value-type="float" office:value="77.78" calcext:value-type="float">
            <text:p>77.7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.78</text:p>
          </table:table-cell>
          <table:table-cell office:value-type="float" office:value="443.55" calcext:value-type="float">
            <text:p>443.55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ROUND(ABS([.H30]-[.H29])/[.H30];3)" office:value-type="float" office:value="0.056" calcext:value-type="float">
            <text:p>0.056</text:p>
          </table:table-cell>
          <table:table-cell office:value-type="float" office:value="82.41" calcext:value-type="float">
            <text:p>82.4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 office:value-type="float" office:value="418.65" calcext:value-type="float">
            <text:p>418.6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ROUND(ABS([.H31]-[.H30])/[.H31];3)" office:value-type="float" office:value="0.056" calcext:value-type="float">
            <text:p>0.056</text:p>
          </table:table-cell>
          <table:table-cell office:value-type="float" office:value="87.31" calcext:value-type="float">
            <text:p>87.3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 office:value-type="float" office:value="395.16" calcext:value-type="float">
            <text:p>395.16</text:p>
          </table:table-cell>
        </table:table-row>
        <table:table-row table:style-name="ro1">
          <table:table-cell office:value-type="string" calcext:value-type="string">
            <text:p> F#2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 F#</text:p>
          </table:table-cell>
          <table:table-cell office:value-type="float" office:value="2" calcext:value-type="float">
            <text:p>2</text:p>
          </table:table-cell>
          <table:table-cell table:formula="of:=ROUND(ABS([.H32]-[.H31])/[.H32];3)" office:value-type="float" office:value="0.056" calcext:value-type="float">
            <text:p>0.056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.5</text:p>
          </table:table-cell>
          <table:table-cell office:value-type="float" office:value="372.98" calcext:value-type="float">
            <text:p>372.98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ROUND(ABS([.H33]-[.H32])/[.H33];3)" office:value-type="float" office:value="0.056" calcext:value-type="float">
            <text:p>0.05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office:value-type="float" office:value="352.04" calcext:value-type="float">
            <text:p>352.04</text:p>
          </table:table-cell>
        </table:table-row>
        <table:table-row table:style-name="ro1">
          <table:table-cell office:value-type="string" calcext:value-type="string">
            <text:p> G#2 </text:p>
          </table:table-cell>
          <table:table-cell office:value-type="float" office:value="103.83" calcext:value-type="float">
            <text:p>103.8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 G#</text:p>
          </table:table-cell>
          <table:table-cell office:value-type="float" office:value="2" calcext:value-type="float">
            <text:p>2</text:p>
          </table:table-cell>
          <table:table-cell table:formula="of:=ROUND(ABS([.H34]-[.H33])/[.H34];3)" office:value-type="float" office:value="0.056" calcext:value-type="float">
            <text:p>0.056</text:p>
          </table:table-cell>
          <table:table-cell office:value-type="float" office:value="103.83" calcext:value-type="float">
            <text:p>103.8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.83</text:p>
          </table:table-cell>
          <table:table-cell office:value-type="float" office:value="332.29" calcext:value-type="float">
            <text:p>332.2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ROUND(ABS([.H35]-[.H34])/[.H35];3)" office:value-type="float" office:value="0.056" calcext:value-type="float">
            <text:p>0.05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office:value-type="float" office:value="313.64" calcext:value-type="float">
            <text:p>313.64</text:p>
          </table:table-cell>
        </table:table-row>
        <table:table-row table:style-name="ro1">
          <table:table-cell office:value-type="string" calcext:value-type="string">
            <text:p>Bb2 </text:p>
          </table:table-cell>
          <table:table-cell office:value-type="float" office:value="116.54" calcext:value-type="float">
            <text:p>116.5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 Bb</text:p>
          </table:table-cell>
          <table:table-cell office:value-type="float" office:value="2" calcext:value-type="float">
            <text:p>2</text:p>
          </table:table-cell>
          <table:table-cell table:formula="of:=ROUND(ABS([.H36]-[.H35])/[.H36];3)" office:value-type="float" office:value="0.056" calcext:value-type="float">
            <text:p>0.056</text:p>
          </table:table-cell>
          <table:table-cell office:value-type="float" office:value="116.54" calcext:value-type="float">
            <text:p>116.5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.54</text:p>
          </table:table-cell>
          <table:table-cell office:value-type="float" office:value="296.03" calcext:value-type="float">
            <text:p>296.0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ROUND(ABS([.H37]-[.H36])/[.H37];3)" office:value-type="float" office:value="0.056" calcext:value-type="float">
            <text:p>0.056</text:p>
          </table:table-cell>
          <table:table-cell office:value-type="float" office:value="123.47" calcext:value-type="float">
            <text:p>123.4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 office:value-type="float" office:value="279.42" calcext:value-type="float">
            <text:p>279.4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ROUND(ABS([.H38]-[.H37])/[.H38];3)" office:value-type="float" office:value="0.056" calcext:value-type="float">
            <text:p>0.056</text:p>
          </table:table-cell>
          <table:table-cell office:value-type="float" office:value="130.81" calcext:value-type="float">
            <text:p>130.8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 office:value-type="float" office:value="263.74" calcext:value-type="float">
            <text:p>263.74</text:p>
          </table:table-cell>
        </table:table-row>
        <table:table-row table:style-name="ro1">
          <table:table-cell office:value-type="string" calcext:value-type="string">
            <text:p> C#3</text:p>
          </table:table-cell>
          <table:table-cell office:value-type="float" office:value="138.59" calcext:value-type="float">
            <text:p>138.5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 C#</text:p>
          </table:table-cell>
          <table:table-cell office:value-type="float" office:value="3" calcext:value-type="float">
            <text:p>3</text:p>
          </table:table-cell>
          <table:table-cell table:formula="of:=ROUND(ABS([.H39]-[.H38])/[.H39];3)" office:value-type="float" office:value="0.056" calcext:value-type="float">
            <text:p>0.056</text:p>
          </table:table-cell>
          <table:table-cell office:value-type="float" office:value="138.59" calcext:value-type="float">
            <text:p>138.5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.59</text:p>
          </table:table-cell>
          <table:table-cell office:value-type="float" office:value="248.93" calcext:value-type="float">
            <text:p>248.9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ROUND(ABS([.H40]-[.H39])/[.H40];3)" office:value-type="float" office:value="0.056" calcext:value-type="float">
            <text:p>0.056</text:p>
          </table:table-cell>
          <table:table-cell office:value-type="float" office:value="146.83" calcext:value-type="float">
            <text:p>146.8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 office:value-type="float" office:value="234.96" calcext:value-type="float">
            <text:p>234.96</text:p>
          </table:table-cell>
        </table:table-row>
        <table:table-row table:style-name="ro1">
          <table:table-cell office:value-type="string" calcext:value-type="string">
            <text:p>Eb3 </text:p>
          </table:table-cell>
          <table:table-cell office:value-type="float" office:value="155.56" calcext:value-type="float">
            <text:p>155.5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 Eb</text:p>
          </table:table-cell>
          <table:table-cell office:value-type="float" office:value="3" calcext:value-type="float">
            <text:p>3</text:p>
          </table:table-cell>
          <table:table-cell table:formula="of:=ROUND(ABS([.H41]-[.H40])/[.H41];3)" office:value-type="float" office:value="0.056" calcext:value-type="float">
            <text:p>0.056</text:p>
          </table:table-cell>
          <table:table-cell office:value-type="float" office:value="155.56" calcext:value-type="float">
            <text:p>155.5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.56</text:p>
          </table:table-cell>
          <table:table-cell office:value-type="float" office:value="221.77" calcext:value-type="float">
            <text:p>221.77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ROUND(ABS([.H42]-[.H41])/[.H42];3)" office:value-type="float" office:value="0.056" calcext:value-type="float">
            <text:p>0.056</text:p>
          </table:table-cell>
          <table:table-cell office:value-type="float" office:value="164.81" calcext:value-type="float">
            <text:p>164.8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 office:value-type="float" office:value="209.33" calcext:value-type="float">
            <text:p>209.33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ROUND(ABS([.H43]-[.H42])/[.H43];3)" office:value-type="float" office:value="0.056" calcext:value-type="float">
            <text:p>0.056</text:p>
          </table:table-cell>
          <table:table-cell office:value-type="float" office:value="174.61" calcext:value-type="float">
            <text:p>174.6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 office:value-type="float" office:value="197.58" calcext:value-type="float">
            <text:p>197.58</text:p>
          </table:table-cell>
        </table:table-row>
        <table:table-row table:style-name="ro1">
          <table:table-cell office:value-type="string" calcext:value-type="string">
            <text:p> F#3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 F#</text:p>
          </table:table-cell>
          <table:table-cell office:value-type="float" office:value="3" calcext:value-type="float">
            <text:p>3</text:p>
          </table:table-cell>
          <table:table-cell table:formula="of:=ROUND(ABS([.H44]-[.H43])/[.H44];3)" office:value-type="float" office:value="0.056" calcext:value-type="float">
            <text:p>0.056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 office:value-type="float" office:value="186.49" calcext:value-type="float">
            <text:p>186.49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ROUND(ABS([.H45]-[.H44])/[.H45];3)" office:value-type="float" office:value="0.056" calcext:value-type="float">
            <text:p>0.05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office:value-type="float" office:value="176.02" calcext:value-type="float">
            <text:p>176.02</text:p>
          </table:table-cell>
        </table:table-row>
        <table:table-row table:style-name="ro1">
          <table:table-cell office:value-type="string" calcext:value-type="string">
            <text:p> G#3</text:p>
          </table:table-cell>
          <table:table-cell office:value-type="float" office:value="207.65" calcext:value-type="float">
            <text:p>207.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 G#</text:p>
          </table:table-cell>
          <table:table-cell office:value-type="float" office:value="3" calcext:value-type="float">
            <text:p>3</text:p>
          </table:table-cell>
          <table:table-cell table:formula="of:=ROUND(ABS([.H46]-[.H45])/[.H46];3)" office:value-type="float" office:value="0.056" calcext:value-type="float">
            <text:p>0.056</text:p>
          </table:table-cell>
          <table:table-cell office:value-type="float" office:value="207.65" calcext:value-type="float">
            <text:p>207.6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.65</text:p>
          </table:table-cell>
          <table:table-cell office:value-type="float" office:value="166.14" calcext:value-type="float">
            <text:p>166.14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ROUND(ABS([.H47]-[.H46])/[.H47];3)" office:value-type="float" office:value="0.056" calcext:value-type="float">
            <text:p>0.056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office:value-type="float" office:value="156.82" calcext:value-type="float">
            <text:p>156.82</text:p>
          </table:table-cell>
        </table:table-row>
        <table:table-row table:style-name="ro1">
          <table:table-cell office:value-type="string" calcext:value-type="string">
            <text:p>Bb3 </text:p>
          </table:table-cell>
          <table:table-cell office:value-type="float" office:value="233.08" calcext:value-type="float">
            <text:p>233.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 Bb</text:p>
          </table:table-cell>
          <table:table-cell office:value-type="float" office:value="3" calcext:value-type="float">
            <text:p>3</text:p>
          </table:table-cell>
          <table:table-cell table:formula="of:=ROUND(ABS([.H48]-[.H47])/[.H48];3)" office:value-type="float" office:value="0.056" calcext:value-type="float">
            <text:p>0.056</text:p>
          </table:table-cell>
          <table:table-cell office:value-type="float" office:value="233.08" calcext:value-type="float">
            <text:p>233.0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 office:value-type="float" office:value="148.02" calcext:value-type="float">
            <text:p>148.02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ROUND(ABS([.H49]-[.H48])/[.H49];3)" office:value-type="float" office:value="0.056" calcext:value-type="float">
            <text:p>0.056</text:p>
          </table:table-cell>
          <table:table-cell office:value-type="float" office:value="246.94" calcext:value-type="float">
            <text:p>246.9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office:value-type="float" office:value="139.71" calcext:value-type="float">
            <text:p>139.7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ROUND(ABS([.H50]-[.H49])/[.H50];3)" office:value-type="float" office:value="0.056" calcext:value-type="float">
            <text:p>0.056</text:p>
          </table:table-cell>
          <table:table-cell office:value-type="float" office:value="261.63" calcext:value-type="float">
            <text:p>261.6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office:value-type="float" office:value="131.87" calcext:value-type="float">
            <text:p>131.87</text:p>
          </table:table-cell>
        </table:table-row>
        <table:table-row table:style-name="ro1">
          <table:table-cell office:value-type="string" calcext:value-type="string">
            <text:p> C#4</text:p>
          </table:table-cell>
          <table:table-cell office:value-type="float" office:value="277.18" calcext:value-type="float">
            <text:p>277.1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 C#</text:p>
          </table:table-cell>
          <table:table-cell office:value-type="float" office:value="4" calcext:value-type="float">
            <text:p>4</text:p>
          </table:table-cell>
          <table:table-cell table:formula="of:=ROUND(ABS([.H51]-[.H50])/[.H51];3)" office:value-type="float" office:value="0.056" calcext:value-type="float">
            <text:p>0.056</text:p>
          </table:table-cell>
          <table:table-cell office:value-type="float" office:value="277.18" calcext:value-type="float">
            <text:p>277.1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 office:value-type="float" office:value="124.47" calcext:value-type="float">
            <text:p>124.47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ROUND(ABS([.H52]-[.H51])/[.H52];3)" office:value-type="float" office:value="0.056" calcext:value-type="float">
            <text:p>0.056</text:p>
          </table:table-cell>
          <table:table-cell office:value-type="float" office:value="293.66" calcext:value-type="float">
            <text:p>293.66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string" calcext:value-type="string">
            <text:p>Eb4 </text:p>
          </table:table-cell>
          <table:table-cell office:value-type="float" office:value="311.13" calcext:value-type="float">
            <text:p>311.1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 Eb</text:p>
          </table:table-cell>
          <table:table-cell office:value-type="float" office:value="4" calcext:value-type="float">
            <text:p>4</text:p>
          </table:table-cell>
          <table:table-cell table:formula="of:=ROUND(ABS([.H53]-[.H52])/[.H53];3)" office:value-type="float" office:value="0.056" calcext:value-type="float">
            <text:p>0.056</text:p>
          </table:table-cell>
          <table:table-cell office:value-type="float" office:value="311.13" calcext:value-type="float">
            <text:p>311.1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 office:value-type="float" office:value="110.89" calcext:value-type="float">
            <text:p>110.89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ROUND(ABS([.H54]-[.H53])/[.H54];3)" office:value-type="float" office:value="0.056" calcext:value-type="float">
            <text:p>0.056</text:p>
          </table:table-cell>
          <table:table-cell office:value-type="float" office:value="329.63" calcext:value-type="float">
            <text:p>329.6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 office:value-type="float" office:value="104.66" calcext:value-type="float">
            <text:p>104.66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ROUND(ABS([.H55]-[.H54])/[.H55];3)" office:value-type="float" office:value="0.056" calcext:value-type="float">
            <text:p>0.056</text:p>
          </table:table-cell>
          <table:table-cell office:value-type="float" office:value="349.23" calcext:value-type="float">
            <text:p>349.23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 office:value-type="float" office:value="98.79" calcext:value-type="float">
            <text:p>98.79</text:p>
          </table:table-cell>
        </table:table-row>
        <table:table-row table:style-name="ro1">
          <table:table-cell office:value-type="string" calcext:value-type="string">
            <text:p> F#4</text:p>
          </table:table-cell>
          <table:table-cell office:value-type="float" office:value="369.99" calcext:value-type="float">
            <text:p>369.9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 F#</text:p>
          </table:table-cell>
          <table:table-cell office:value-type="float" office:value="4" calcext:value-type="float">
            <text:p>4</text:p>
          </table:table-cell>
          <table:table-cell table:formula="of:=ROUND(ABS([.H56]-[.H55])/[.H56];3)" office:value-type="float" office:value="0.056" calcext:value-type="float">
            <text:p>0.056</text:p>
          </table:table-cell>
          <table:table-cell office:value-type="float" office:value="369.99" calcext:value-type="float">
            <text:p>369.99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 office:value-type="float" office:value="93.24" calcext:value-type="float">
            <text:p>93.24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ROUND(ABS([.H57]-[.H56])/[.H57];3)" office:value-type="float" office:value="0.056" calcext:value-type="float">
            <text:p>0.056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office:value-type="float" office:value="88.01" calcext:value-type="float">
            <text:p>88.01</text:p>
          </table:table-cell>
        </table:table-row>
        <table:table-row table:style-name="ro1">
          <table:table-cell office:value-type="string" calcext:value-type="string">
            <text:p> G#4</text:p>
          </table:table-cell>
          <table:table-cell office:value-type="float" office:value="415.3" calcext:value-type="float">
            <text:p>415.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 G#</text:p>
          </table:table-cell>
          <table:table-cell office:value-type="float" office:value="4" calcext:value-type="float">
            <text:p>4</text:p>
          </table:table-cell>
          <table:table-cell table:formula="of:=ROUND(ABS([.H58]-[.H57])/[.H58];3)" office:value-type="float" office:value="0.056" calcext:value-type="float">
            <text:p>0.056</text:p>
          </table:table-cell>
          <table:table-cell office:value-type="float" office:value="415.3" calcext:value-type="float">
            <text:p>415.3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office:value-type="float" office:value="83.07" calcext:value-type="float">
            <text:p>83.07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ROUND(ABS([.H59]-[.H58])/[.H59];3)" office:value-type="float" office:value="0.056" calcext:value-type="float">
            <text:p>0.056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office:value-type="float" office:value="78.41" calcext:value-type="float">
            <text:p>78.41</text:p>
          </table:table-cell>
        </table:table-row>
        <table:table-row table:style-name="ro1">
          <table:table-cell office:value-type="string" calcext:value-type="string">
            <text:p>Bb4 </text:p>
          </table:table-cell>
          <table:table-cell office:value-type="float" office:value="466.16" calcext:value-type="float">
            <text:p>466.1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 Bb</text:p>
          </table:table-cell>
          <table:table-cell office:value-type="float" office:value="4" calcext:value-type="float">
            <text:p>4</text:p>
          </table:table-cell>
          <table:table-cell table:formula="of:=ROUND(ABS([.H60]-[.H59])/[.H60];3)" office:value-type="float" office:value="0.056" calcext:value-type="float">
            <text:p>0.056</text:p>
          </table:table-cell>
          <table:table-cell office:value-type="float" office:value="466.16" calcext:value-type="float">
            <text:p>466.16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office:value-type="float" office:value="74.01" calcext:value-type="float">
            <text:p>74.01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ROUND(ABS([.H61]-[.H60])/[.H61];3)" office:value-type="float" office:value="0.056" calcext:value-type="float">
            <text:p>0.056</text:p>
          </table:table-cell>
          <table:table-cell office:value-type="float" office:value="493.88" calcext:value-type="float">
            <text:p>493.88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office:value-type="float" office:value="69.85" calcext:value-type="float">
            <text:p>69.8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ROUND(ABS([.H62]-[.H61])/[.H62];3)" office:value-type="float" office:value="0.056" calcext:value-type="float">
            <text:p>0.056</text:p>
          </table:table-cell>
          <table:table-cell office:value-type="float" office:value="523.25" calcext:value-type="float">
            <text:p>523.25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office:value-type="float" office:value="65.93" calcext:value-type="float">
            <text:p>65.93</text:p>
          </table:table-cell>
        </table:table-row>
        <table:table-row table:style-name="ro1">
          <table:table-cell office:value-type="string" calcext:value-type="string">
            <text:p> C#5</text:p>
          </table:table-cell>
          <table:table-cell office:value-type="float" office:value="554.37" calcext:value-type="float">
            <text:p>554.3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 C#</text:p>
          </table:table-cell>
          <table:table-cell office:value-type="float" office:value="5" calcext:value-type="float">
            <text:p>5</text:p>
          </table:table-cell>
          <table:table-cell table:formula="of:=ROUND(ABS([.H63]-[.H62])/[.H63];3)" office:value-type="float" office:value="0.056" calcext:value-type="float">
            <text:p>0.056</text:p>
          </table:table-cell>
          <table:table-cell office:value-type="float" office:value="554.37" calcext:value-type="float">
            <text:p>554.37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 office:value-type="float" office:value="62.23" calcext:value-type="float">
            <text:p>62.23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ROUND(ABS([.H64]-[.H63])/[.H64];3)" office:value-type="float" office:value="0.056" calcext:value-type="float">
            <text:p>0.056</text:p>
          </table:table-cell>
          <table:table-cell office:value-type="float" office:value="587.33" calcext:value-type="float">
            <text:p>587.33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office:value-type="float" office:value="58.74" calcext:value-type="float">
            <text:p>58.74</text:p>
          </table:table-cell>
        </table:table-row>
        <table:table-row table:style-name="ro1">
          <table:table-cell office:value-type="string" calcext:value-type="string">
            <text:p>Eb5 </text:p>
          </table:table-cell>
          <table:table-cell office:value-type="float" office:value="622.25" calcext:value-type="float">
            <text:p>622.2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 Eb</text:p>
          </table:table-cell>
          <table:table-cell office:value-type="float" office:value="5" calcext:value-type="float">
            <text:p>5</text:p>
          </table:table-cell>
          <table:table-cell table:formula="of:=ROUND(ABS([.H65]-[.H64])/[.H65];3)" office:value-type="float" office:value="0.056" calcext:value-type="float">
            <text:p>0.056</text:p>
          </table:table-cell>
          <table:table-cell office:value-type="float" office:value="622.25" calcext:value-type="float">
            <text:p>622.2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office:value-type="float" office:value="55.44" calcext:value-type="float">
            <text:p>55.44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ROUND(ABS([.H66]-[.H65])/[.H66];3)" office:value-type="float" office:value="0.056" calcext:value-type="float">
            <text:p>0.056</text:p>
          </table:table-cell>
          <table:table-cell office:value-type="float" office:value="659.25" calcext:value-type="float">
            <text:p>659.2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office:value-type="float" office:value="52.33" calcext:value-type="float">
            <text:p>52.33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ROUND(ABS([.H67]-[.H66])/[.H67];3)" office:value-type="float" office:value="0.056" calcext:value-type="float">
            <text:p>0.056</text:p>
          </table:table-cell>
          <table:table-cell office:value-type="float" office:value="698.46" calcext:value-type="float">
            <text:p>698.46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office:value-type="float" office:value="49.39" calcext:value-type="float">
            <text:p>49.39</text:p>
          </table:table-cell>
        </table:table-row>
        <table:table-row table:style-name="ro1">
          <table:table-cell office:value-type="string" calcext:value-type="string">
            <text:p> F#5</text:p>
          </table:table-cell>
          <table:table-cell office:value-type="float" office:value="739.99" calcext:value-type="float">
            <text:p>739.9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 F#</text:p>
          </table:table-cell>
          <table:table-cell office:value-type="float" office:value="5" calcext:value-type="float">
            <text:p>5</text:p>
          </table:table-cell>
          <table:table-cell table:formula="of:=ROUND(ABS([.H68]-[.H67])/[.H68];3)" office:value-type="float" office:value="0.056" calcext:value-type="float">
            <text:p>0.056</text:p>
          </table:table-cell>
          <table:table-cell office:value-type="float" office:value="739.99" calcext:value-type="float">
            <text:p>739.99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office:value-type="float" office:value="46.62" calcext:value-type="float">
            <text:p>46.62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ROUND(ABS([.H69]-[.H68])/[.H69];3)" office:value-type="float" office:value="0.056" calcext:value-type="float">
            <text:p>0.056</text:p>
          </table:table-cell>
          <table:table-cell office:value-type="float" office:value="783.99" calcext:value-type="float">
            <text:p>783.99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office:value-type="float" office:value="44.01" calcext:value-type="float">
            <text:p>44.01</text:p>
          </table:table-cell>
        </table:table-row>
        <table:table-row table:style-name="ro1">
          <table:table-cell office:value-type="string" calcext:value-type="string">
            <text:p> G#5</text:p>
          </table:table-cell>
          <table:table-cell office:value-type="float" office:value="830.61" calcext:value-type="float">
            <text:p>830.6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 G#</text:p>
          </table:table-cell>
          <table:table-cell office:value-type="float" office:value="5" calcext:value-type="float">
            <text:p>5</text:p>
          </table:table-cell>
          <table:table-cell table:formula="of:=ROUND(ABS([.H70]-[.H69])/[.H70];3)" office:value-type="float" office:value="0.056" calcext:value-type="float">
            <text:p>0.056</text:p>
          </table:table-cell>
          <table:table-cell office:value-type="float" office:value="830.61" calcext:value-type="float">
            <text:p>830.6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office:value-type="float" office:value="41.54" calcext:value-type="float">
            <text:p>41.5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ROUND(ABS([.H71]-[.H70])/[.H71];3)" office:value-type="float" office:value="0.056" calcext:value-type="float">
            <text:p>0.056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Bb5 </text:p>
          </table:table-cell>
          <table:table-cell office:value-type="float" office:value="932.33" calcext:value-type="float">
            <text:p>932.3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 Bb</text:p>
          </table:table-cell>
          <table:table-cell office:value-type="float" office:value="5" calcext:value-type="float">
            <text:p>5</text:p>
          </table:table-cell>
          <table:table-cell table:formula="of:=ROUND(ABS([.H72]-[.H71])/[.H72];3)" office:value-type="float" office:value="0.056" calcext:value-type="float">
            <text:p>0.056</text:p>
          </table:table-cell>
          <table:table-cell office:value-type="float" office:value="932.33" calcext:value-type="float">
            <text:p>932.33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ROUND(ABS([.H73]-[.H72])/[.H73];3)" office:value-type="float" office:value="0.056" calcext:value-type="float">
            <text:p>0.056</text:p>
          </table:table-cell>
          <table:table-cell office:value-type="float" office:value="987.77" calcext:value-type="float">
            <text:p>987.77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office:value-type="float" office:value="34.93" calcext:value-type="float">
            <text:p>34.9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ROUND(ABS([.H74]-[.H73])/[.H74];3)" office:value-type="float" office:value="0.056" calcext:value-type="float">
            <text:p>0.056</text:p>
          </table:table-cell>
          <table:table-cell office:value-type="float" office:value="1046.5" calcext:value-type="float">
            <text:p>1046.5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office:value-type="float" office:value="32.97" calcext:value-type="float">
            <text:p>32.97</text:p>
          </table:table-cell>
        </table:table-row>
        <table:table-row table:style-name="ro1">
          <table:table-cell office:value-type="string" calcext:value-type="string">
            <text:p> C#6</text:p>
          </table:table-cell>
          <table:table-cell office:value-type="float" office:value="1108.73" calcext:value-type="float">
            <text:p>1108.7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 C#</text:p>
          </table:table-cell>
          <table:table-cell office:value-type="float" office:value="6" calcext:value-type="float">
            <text:p>6</text:p>
          </table:table-cell>
          <table:table-cell table:formula="of:=ROUND(ABS([.H75]-[.H74])/[.H75];3)" office:value-type="float" office:value="0.056" calcext:value-type="float">
            <text:p>0.056</text:p>
          </table:table-cell>
          <table:table-cell office:value-type="float" office:value="1108.73" calcext:value-type="float">
            <text:p>1108.7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office:value-type="float" office:value="31.12" calcext:value-type="float">
            <text:p>31.12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ROUND(ABS([.H76]-[.H75])/[.H76];3)" office:value-type="float" office:value="0.056" calcext:value-type="float">
            <text:p>0.056</text:p>
          </table:table-cell>
          <table:table-cell office:value-type="float" office:value="1174.66" calcext:value-type="float">
            <text:p>1174.6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office:value-type="float" office:value="29.37" calcext:value-type="float">
            <text:p>29.37</text:p>
          </table:table-cell>
        </table:table-row>
        <table:table-row table:style-name="ro1">
          <table:table-cell office:value-type="string" calcext:value-type="string">
            <text:p>Eb6 </text:p>
          </table:table-cell>
          <table:table-cell office:value-type="float" office:value="1244.51" calcext:value-type="float">
            <text:p>1244.5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 Eb</text:p>
          </table:table-cell>
          <table:table-cell office:value-type="float" office:value="6" calcext:value-type="float">
            <text:p>6</text:p>
          </table:table-cell>
          <table:table-cell table:formula="of:=ROUND(ABS([.H77]-[.H76])/[.H77];3)" office:value-type="float" office:value="0.056" calcext:value-type="float">
            <text:p>0.056</text:p>
          </table:table-cell>
          <table:table-cell office:value-type="float" office:value="1244.51" calcext:value-type="float">
            <text:p>1244.51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office:value-type="float" office:value="27.72" calcext:value-type="float">
            <text:p>27.72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ROUND(ABS([.H78]-[.H77])/[.H78];3)" office:value-type="float" office:value="0.056" calcext:value-type="float">
            <text:p>0.056</text:p>
          </table:table-cell>
          <table:table-cell office:value-type="float" office:value="1318.51" calcext:value-type="float">
            <text:p>1318.51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office:value-type="float" office:value="26.17" calcext:value-type="float">
            <text:p>26.17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ROUND(ABS([.H79]-[.H78])/[.H79];3)" office:value-type="float" office:value="0.056" calcext:value-type="float">
            <text:p>0.056</text:p>
          </table:table-cell>
          <table:table-cell office:value-type="float" office:value="1396.91" calcext:value-type="float">
            <text:p>1396.91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string" calcext:value-type="string">
            <text:p> F#6</text:p>
          </table:table-cell>
          <table:table-cell office:value-type="float" office:value="1479.98" calcext:value-type="float">
            <text:p>1479.9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 F#</text:p>
          </table:table-cell>
          <table:table-cell office:value-type="float" office:value="6" calcext:value-type="float">
            <text:p>6</text:p>
          </table:table-cell>
          <table:table-cell table:formula="of:=ROUND(ABS([.H80]-[.H79])/[.H80];3)" office:value-type="float" office:value="0.056" calcext:value-type="float">
            <text:p>0.056</text:p>
          </table:table-cell>
          <table:table-cell office:value-type="float" office:value="1479.98" calcext:value-type="float">
            <text:p>1479.9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ROUND(ABS([.H81]-[.H80])/[.H81];3)" office:value-type="float" office:value="0.056" calcext:value-type="float">
            <text:p>0.056</text:p>
          </table:table-cell>
          <table:table-cell office:value-type="float" office:value="1567.98" calcext:value-type="float">
            <text:p>1567.98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 G#6</text:p>
          </table:table-cell>
          <table:table-cell office:value-type="float" office:value="1661.22" calcext:value-type="float">
            <text:p>1661.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 G#</text:p>
          </table:table-cell>
          <table:table-cell office:value-type="float" office:value="6" calcext:value-type="float">
            <text:p>6</text:p>
          </table:table-cell>
          <table:table-cell table:formula="of:=ROUND(ABS([.H82]-[.H81])/[.H82];3)" office:value-type="float" office:value="0.056" calcext:value-type="float">
            <text:p>0.056</text:p>
          </table:table-cell>
          <table:table-cell office:value-type="float" office:value="1661.22" calcext:value-type="float">
            <text:p>1661.22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office:value-type="float" office:value="20.77" calcext:value-type="float">
            <text:p>20.77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ROUND(ABS([.H83]-[.H82])/[.H83];3)" office:value-type="float" office:value="0.056" calcext:value-type="float">
            <text:p>0.056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Bb6 </text:p>
          </table:table-cell>
          <table:table-cell office:value-type="float" office:value="1864.66" calcext:value-type="float">
            <text:p>1864.6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 Bb</text:p>
          </table:table-cell>
          <table:table-cell office:value-type="float" office:value="6" calcext:value-type="float">
            <text:p>6</text:p>
          </table:table-cell>
          <table:table-cell table:formula="of:=ROUND(ABS([.H84]-[.H83])/[.H84];3)" office:value-type="float" office:value="0.056" calcext:value-type="float">
            <text:p>0.056</text:p>
          </table:table-cell>
          <table:table-cell office:value-type="float" office:value="1864.66" calcext:value-type="float">
            <text:p>1864.6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ROUND(ABS([.H85]-[.H84])/[.H85];3)" office:value-type="float" office:value="0.056" calcext:value-type="float">
            <text:p>0.056</text:p>
          </table:table-cell>
          <table:table-cell office:value-type="float" office:value="1975.53" calcext:value-type="float">
            <text:p>1975.53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ROUND(ABS([.H86]-[.H85])/[.H86];3)" office:value-type="float" office:value="0.056" calcext:value-type="float">
            <text:p>0.056</text:p>
          </table:table-cell>
          <table:table-cell office:value-type="float" office:value="2093" calcext:value-type="float">
            <text:p>2093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office:value-type="float" office:value="16.48" calcext:value-type="float">
            <text:p>16.48</text:p>
          </table:table-cell>
        </table:table-row>
        <table:table-row table:style-name="ro1">
          <table:table-cell office:value-type="string" calcext:value-type="string">
            <text:p> C#7</text:p>
          </table:table-cell>
          <table:table-cell office:value-type="float" office:value="2217.46" calcext:value-type="float">
            <text:p>2217.4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 C#</text:p>
          </table:table-cell>
          <table:table-cell office:value-type="float" office:value="7" calcext:value-type="float">
            <text:p>7</text:p>
          </table:table-cell>
          <table:table-cell table:formula="of:=ROUND(ABS([.H87]-[.H86])/[.H87];3)" office:value-type="float" office:value="0.056" calcext:value-type="float">
            <text:p>0.056</text:p>
          </table:table-cell>
          <table:table-cell office:value-type="float" office:value="2217.46" calcext:value-type="float">
            <text:p>2217.46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ROUND(ABS([.H88]-[.H87])/[.H88];3)" office:value-type="float" office:value="0.056" calcext:value-type="float">
            <text:p>0.056</text:p>
          </table:table-cell>
          <table:table-cell office:value-type="float" office:value="2349.32" calcext:value-type="float">
            <text:p>2349.32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office:value-type="float" office:value="14.69" calcext:value-type="float">
            <text:p>14.69</text:p>
          </table:table-cell>
        </table:table-row>
        <table:table-row table:style-name="ro1">
          <table:table-cell office:value-type="string" calcext:value-type="string">
            <text:p>Eb7 </text:p>
          </table:table-cell>
          <table:table-cell office:value-type="float" office:value="2489.02" calcext:value-type="float">
            <text:p>2489.0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 Eb</text:p>
          </table:table-cell>
          <table:table-cell office:value-type="float" office:value="7" calcext:value-type="float">
            <text:p>7</text:p>
          </table:table-cell>
          <table:table-cell table:formula="of:=ROUND(ABS([.H89]-[.H88])/[.H89];3)" office:value-type="float" office:value="0.056" calcext:value-type="float">
            <text:p>0.056</text:p>
          </table:table-cell>
          <table:table-cell office:value-type="float" office:value="2489.02" calcext:value-type="float">
            <text:p>2489.02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ROUND(ABS([.H90]-[.H89])/[.H90];3)" office:value-type="float" office:value="0.056" calcext:value-type="float">
            <text:p>0.056</text:p>
          </table:table-cell>
          <table:table-cell office:value-type="float" office:value="2637.02" calcext:value-type="float">
            <text:p>2637.0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ROUND(ABS([.H91]-[.H90])/[.H91];3)" office:value-type="float" office:value="0.056" calcext:value-type="float">
            <text:p>0.056</text:p>
          </table:table-cell>
          <table:table-cell office:value-type="float" office:value="2793.83" calcext:value-type="float">
            <text:p>2793.83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string" calcext:value-type="string">
            <text:p> F#7</text:p>
          </table:table-cell>
          <table:table-cell office:value-type="float" office:value="2959.96" calcext:value-type="float">
            <text:p>2959.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 F#</text:p>
          </table:table-cell>
          <table:table-cell office:value-type="float" office:value="7" calcext:value-type="float">
            <text:p>7</text:p>
          </table:table-cell>
          <table:table-cell table:formula="of:=ROUND(ABS([.H92]-[.H91])/[.H92];3)" office:value-type="float" office:value="0.056" calcext:value-type="float">
            <text:p>0.056</text:p>
          </table:table-cell>
          <table:table-cell office:value-type="float" office:value="2959.96" calcext:value-type="float">
            <text:p>2959.96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office:value-type="float" office:value="11.66" calcext:value-type="float">
            <text:p>11.66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ROUND(ABS([.H93]-[.H92])/[.H93];3)" office:value-type="float" office:value="0.056" calcext:value-type="float">
            <text:p>0.056</text:p>
          </table:table-cell>
          <table:table-cell office:value-type="float" office:value="3135.96" calcext:value-type="float">
            <text:p>3135.96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G#7</text:p>
          </table:table-cell>
          <table:table-cell office:value-type="float" office:value="3322.44" calcext:value-type="float">
            <text:p>3322.4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 G#</text:p>
          </table:table-cell>
          <table:table-cell office:value-type="float" office:value="7" calcext:value-type="float">
            <text:p>7</text:p>
          </table:table-cell>
          <table:table-cell table:formula="of:=ROUND(ABS([.H94]-[.H93])/[.H94];3)" office:value-type="float" office:value="0.056" calcext:value-type="float">
            <text:p>0.056</text:p>
          </table:table-cell>
          <table:table-cell office:value-type="float" office:value="3322.44" calcext:value-type="float">
            <text:p>3322.44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ROUND(ABS([.H95]-[.H94])/[.H95];3)" office:value-type="float" office:value="0.056" calcext:value-type="float">
            <text:p>0.056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 Bb7 </text:p>
          </table:table-cell>
          <table:table-cell office:value-type="float" office:value="3729.31" calcext:value-type="float">
            <text:p>3729.3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 Bb</text:p>
          </table:table-cell>
          <table:table-cell office:value-type="float" office:value="7" calcext:value-type="float">
            <text:p>7</text:p>
          </table:table-cell>
          <table:table-cell table:formula="of:=ROUND(ABS([.H96]-[.H95])/[.H96];3)" office:value-type="float" office:value="0.056" calcext:value-type="float">
            <text:p>0.056</text:p>
          </table:table-cell>
          <table:table-cell office:value-type="float" office:value="3729.31" calcext:value-type="float">
            <text:p>3729.31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ROUND(ABS([.H97]-[.H96])/[.H97];3)" office:value-type="float" office:value="0.056" calcext:value-type="float">
            <text:p>0.056</text:p>
          </table:table-cell>
          <table:table-cell office:value-type="float" office:value="3951.07" calcext:value-type="float">
            <text:p>3951.07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ROUND(ABS([.H98]-[.H97])/[.H98];3)" office:value-type="float" office:value="0.056" calcext:value-type="float">
            <text:p>0.056</text:p>
          </table:table-cell>
          <table:table-cell office:value-type="float" office:value="4186.01" calcext:value-type="float">
            <text:p>4186.01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string" calcext:value-type="string">
            <text:p> C#8</text:p>
          </table:table-cell>
          <table:table-cell office:value-type="float" office:value="4434.92" calcext:value-type="float">
            <text:p>4434.9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 C#</text:p>
          </table:table-cell>
          <table:table-cell office:value-type="float" office:value="8" calcext:value-type="float">
            <text:p>8</text:p>
          </table:table-cell>
          <table:table-cell table:formula="of:=ROUND(ABS([.H99]-[.H98])/[.H99];3)" office:value-type="float" office:value="0.056" calcext:value-type="float">
            <text:p>0.056</text:p>
          </table:table-cell>
          <table:table-cell office:value-type="float" office:value="4434.92" calcext:value-type="float">
            <text:p>4434.92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ROUND(ABS([.H100]-[.H99])/[.H100];3)" office:value-type="float" office:value="0.056" calcext:value-type="float">
            <text:p>0.056</text:p>
          </table:table-cell>
          <table:table-cell office:value-type="float" office:value="4698.63" calcext:value-type="float">
            <text:p>4698.63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string" calcext:value-type="string">
            <text:p>Eb8 </text:p>
          </table:table-cell>
          <table:table-cell office:value-type="float" office:value="4978.03" calcext:value-type="float">
            <text:p>4978.0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 Eb</text:p>
          </table:table-cell>
          <table:table-cell office:value-type="float" office:value="8" calcext:value-type="float">
            <text:p>8</text:p>
          </table:table-cell>
          <table:table-cell table:formula="of:=ROUND(ABS([.H101]-[.H100])/[.H101];3)" office:value-type="float" office:value="0.056" calcext:value-type="float">
            <text:p>0.056</text:p>
          </table:table-cell>
          <table:table-cell office:value-type="float" office:value="4978.03" calcext:value-type="float">
            <text:p>4978.03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ROUND(ABS([.H102]-[.H101])/[.H102];3)" office:value-type="float" office:value="0.056" calcext:value-type="float">
            <text:p>0.056</text:p>
          </table:table-cell>
          <table:table-cell office:value-type="float" office:value="5274.04" calcext:value-type="float">
            <text:p>5274.0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ROUND(ABS([.H103]-[.H102])/[.H103];3)" office:value-type="float" office:value="0.056" calcext:value-type="float">
            <text:p>0.056</text:p>
          </table:table-cell>
          <table:table-cell office:value-type="float" office:value="5587.65" calcext:value-type="float">
            <text:p>5587.65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 office:value-type="string" calcext:value-type="string">
            <text:p> F#8 </text:p>
          </table:table-cell>
          <table:table-cell office:value-type="float" office:value="5919.91" calcext:value-type="float">
            <text:p>5919.9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 F#</text:p>
          </table:table-cell>
          <table:table-cell office:value-type="float" office:value="8" calcext:value-type="float">
            <text:p>8</text:p>
          </table:table-cell>
          <table:table-cell table:formula="of:=ROUND(ABS([.H104]-[.H103])/[.H104];3)" office:value-type="float" office:value="0.056" calcext:value-type="float">
            <text:p>0.056</text:p>
          </table:table-cell>
          <table:table-cell office:value-type="float" office:value="5919.91" calcext:value-type="float">
            <text:p>5919.91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office:value-type="float" office:value="5.83" calcext:value-type="float">
            <text:p>5.83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ROUND(ABS([.H105]-[.H104])/[.H105];3)" office:value-type="float" office:value="0.056" calcext:value-type="float">
            <text:p>0.056</text:p>
          </table:table-cell>
          <table:table-cell office:value-type="float" office:value="6271.93" calcext:value-type="float">
            <text:p>6271.93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 G#8 </text:p>
          </table:table-cell>
          <table:table-cell office:value-type="float" office:value="6644.88" calcext:value-type="float">
            <text:p>6644.8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 G#</text:p>
          </table:table-cell>
          <table:table-cell office:value-type="float" office:value="8" calcext:value-type="float">
            <text:p>8</text:p>
          </table:table-cell>
          <table:table-cell table:formula="of:=ROUND(ABS([.H106]-[.H105])/[.H106];3)" office:value-type="float" office:value="0.056" calcext:value-type="float">
            <text:p>0.056</text:p>
          </table:table-cell>
          <table:table-cell office:value-type="float" office:value="6644.88" calcext:value-type="float">
            <text:p>6644.88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ROUND(ABS([.H107]-[.H106])/[.H107];3)" office:value-type="float" office:value="0.056" calcext:value-type="float">
            <text:p>0.056</text:p>
          </table:table-cell>
          <table:table-cell office:value-type="float" office:value="7040" calcext:value-type="float">
            <text:p>7040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Bb8 </text:p>
          </table:table-cell>
          <table:table-cell office:value-type="float" office:value="7458.62" calcext:value-type="float">
            <text:p>7458.6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 Bb</text:p>
          </table:table-cell>
          <table:table-cell office:value-type="float" office:value="8" calcext:value-type="float">
            <text:p>8</text:p>
          </table:table-cell>
          <table:table-cell table:formula="of:=ROUND(ABS([.H108]-[.H107])/[.H108];3)" office:value-type="float" office:value="0.056" calcext:value-type="float">
            <text:p>0.056</text:p>
          </table:table-cell>
          <table:table-cell office:value-type="float" office:value="7458.62" calcext:value-type="float">
            <text:p>7458.62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ROUND(ABS([.H109]-[.H108])/[.H109];3)" office:value-type="string" office:string-value="" calcext:value-type="error">
            <text:p>#DIV/0!</text:p>
          </table:table-cell>
          <table:table-cell office:value-type="float" office:value="7902.13" calcext:value-type="float">
            <text:p>7902.13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 table:number-rows-repeated="3">
          <table:table-cell table:style-name="Default" table:number-columns-repeated="5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formula="of:=108/2" office:value-type="float" office:value="54" calcext:value-type="float">
            <text:p>5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formula="of:=[.H112]/2" office:value-type="float" office:value="27" calcext:value-type="float">
            <text:p>2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formula="of:=[.H113]/9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09:52:44.222970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1:18:18.944000732</meta:creation-date>
    <dc:date>2015-06-24T10:10:02.745529356</dc:date>
    <meta:editing-duration>PT5M40S</meta:editing-duration>
    <meta:editing-cycles>2</meta:editing-cycles>
    <meta:generator>LibreOffice/4.2.8.2$Linux_X86_64 LibreOffice_project/420m0$Build-2</meta:generator>
    <meta:document-statistic meta:table-count="2" meta:cell-count="1701" meta:object-count="0"/>
  </office:meta>
</office:document-meta>
</file>